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4.475cm" draw:shadow="hidden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6.38cm" draw:shadow="hidden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4.485cm" draw:shadow="hidden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5.745cm" draw:shadow="hidden"/>
      <style:paragraph-properties style:writing-mode="lr-tb"/>
    </style:style>
    <style:style style:name="gr10" style:family="graphic" style:parent-style-name="standard">
      <style:graphic-properties draw:fill="none" draw:textarea-vertical-align="middle" draw:auto-grow-height="false" fo:min-height="5.066cm" fo:min-width="0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8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  <style:paragraph-properties style:writing-mode="lr-tb"/>
    </style:style>
    <style:style style:name="gr13" style:family="graphic" style:parent-style-name="objectwithoutfill">
      <style:graphic-properties draw:fill="none" draw:textarea-vertical-align="middle" draw:shadow="hidden"/>
    </style:style>
    <style:style style:name="gr14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627cm" fo:min-width="1.895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5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1.262cm" fo:min-width="4.02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 draw:shadow="hidden"/>
      <style:paragraph-properties style:writing-mode="lr-tb"/>
    </style:style>
    <style:style style:name="gr17" style:family="graphic" style:parent-style-name="standard">
      <style:graphic-properties draw:stroke="none" draw:fill="none" fo:min-height="1.423cm" draw:shadow="hidden"/>
      <style:paragraph-properties style:writing-mode="lr-tb"/>
    </style:style>
    <style:style style:name="gr18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-5.08cm" svg:y="-1.001cm" presentation:class="title" presentation:user-transformed="true">
          <draw:text-box>
            <text:p><text:span text:style-name="T1">Diagram of functions to mCP</text:span> </text:p>
          </draw:text-box>
        </draw:frame>
        <draw:g>
          <draw:polygon draw:style-name="gr1" draw:text-style-name="P1" draw:layer="layout" svg:width="0.058cm" svg:height="0.437cm" svg:x="5.01cm" svg:y="2.697cm" svg:viewBox="0 0 59 438" draw:points="0,438 0,0 59,0 59,438">
            <text:p/>
          </draw:polygon>
          <draw:path draw:style-name="gr1" draw:text-style-name="P1" draw:layer="layout" svg:width="0.269cm" svg:height="0.341cm" svg:x="5.171cm" svg:y="2.792cm" svg:viewBox="0 0 270 342" svg:d="M214 342v-213c0-22-3-39-7-51-4-13-11-21-21-27-9-5-23-8-42-8-26 0-48 9-63 28-16 18-23 44-23 76v195h-56v-264c0-39-1-63-2-72h53c0 1 0 4 0 9 1 4 1 9 1 15s1 17 1 34h1c13-24 28-40 45-50 16-9 37-14 62-14 37 0 64 9 81 27 17 19 26 49 26 91v224z">
            <text:p/>
          </draw:path>
          <draw:path draw:style-name="gr1" draw:text-style-name="P1" draw:layer="layout" svg:width="0.285cm" svg:height="0.473cm" svg:x="5.521cm" svg:y="2.792cm" svg:viewBox="0 0 286 474" svg:d="M286 172c0 118-42 176-124 176-51 0-86-19-104-58h-2c1 2 2 19 2 53v131h-56v-399c0-35-1-58-2-69h54c0 1 0 4 1 9 0 5 1 13 1 23 1 11 1 18 1 22h1c10-21 23-36 40-46 16-9 38-14 64-14 42 0 72 14 93 42 20 27 31 71 31 130zM227 174c0-47-6-81-19-101s-33-30-60-30c-22 0-40 5-52 14-13 9-22 24-29 44-6 20-9 45-9 77 0 44 7 77 21 98s37 31 68 31c28 0 48-10 61-31 13-20 19-54 19-102z">
            <text:p/>
          </draw:path>
          <draw:path draw:style-name="gr1" draw:text-style-name="P1" draw:layer="layout" svg:width="0.269cm" svg:height="0.341cm" svg:x="5.873cm" svg:y="2.798cm" svg:viewBox="0 0 270 342" svg:d="M56 0v213c0 22 2 39 7 51 4 13 11 21 20 27 10 5 24 8 42 8 27 0 48-9 64-28 15-18 23-44 23-76v-195h56v264c0 39 1 63 2 72h-53c0-1 0-4-1-9 0-4 0-9 0-15-1-6-1-17-1-34h-1c-13 24-28 40-45 50-17 9-38 14-63 14-36 0-63-9-80-27-17-19-26-49-26-91v-224z">
            <text:p/>
          </draw:path>
          <draw:path draw:style-name="gr1" draw:text-style-name="P1" draw:layer="layout" svg:width="0.161cm" svg:height="0.415cm" svg:x="6.193cm" svg:y="2.723cm" svg:viewBox="0 0 162 416" svg:d="M162 409c-18 5-37 7-56 7-45 0-67-25-67-76v-224h-39v-41h41l16-75h38v75h62v41h-62v212c0 16 2 27 7 34 6 6 15 10 28 10 7 0 18-2 32-5z">
            <text:p/>
          </draw:path>
          <draw:path draw:style-name="gr1" draw:text-style-name="P1" draw:layer="layout" svg:width="0.375cm" svg:height="0.436cm" svg:x="6.591cm" svg:y="2.697cm" svg:viewBox="0 0 376 437" svg:d="M376 214c0 45-9 85-26 119-18 34-43 59-75 77s-69 27-112 27h-163v-437h144c74 0 132 19 172 56s60 90 60 158zM317 214c0-54-15-95-45-124-30-28-73-43-129-43h-84v343h98c32 0 60-7 84-21s43-34 56-61c13-26 20-58 20-94z">
            <text:p/>
          </draw:path>
          <draw:path draw:style-name="gr1" draw:text-style-name="P1" draw:layer="layout" svg:width="0.325cm" svg:height="0.347cm" svg:x="7.023cm" svg:y="2.792cm" svg:viewBox="0 0 326 348" svg:d="M101 348c-33 0-59-9-76-27-17-17-25-42-25-73 0-35 11-61 34-80 23-18 60-28 111-30l75-1v-18c0-27-6-47-17-59-12-12-30-17-55-17s-43 4-54 12c-12 9-19 22-21 41l-58-5c9-61 54-91 134-91 43 0 74 10 96 29 21 19 32 47 32 84v145c0 16 2 29 6 37s13 12 25 12c5 0 11 0 18-2v35c-14 3-28 5-43 5-21 0-36-5-45-16s-15-28-16-51h-2c-14 25-31 43-50 54s-42 16-69 16zM114 306c21 0 39-5 55-14s28-22 37-38c10-16 14-33 14-50v-28l-61 1c-26 1-46 4-60 8-13 5-24 13-31 23-7 11-11 24-11 41 0 18 5 32 15 42s24 15 42 15z">
            <text:p/>
          </draw:path>
          <draw:path draw:style-name="gr1" draw:text-style-name="P1" draw:layer="layout" svg:width="0.161cm" svg:height="0.415cm" svg:x="7.357cm" svg:y="2.723cm" svg:viewBox="0 0 162 416" svg:d="M162 409c-18 5-37 7-56 7-45 0-67-25-67-76v-224h-39v-41h41l16-75h38v75h62v41h-62v212c0 16 2 27 7 34 6 6 15 10 28 10 7 0 18-2 32-5z">
            <text:p/>
          </draw:path>
          <draw:path draw:style-name="gr1" draw:text-style-name="P1" draw:layer="layout" svg:width="0.325cm" svg:height="0.347cm" svg:x="7.552cm" svg:y="2.792cm" svg:viewBox="0 0 326 348" svg:d="M101 348c-33 0-59-9-76-27-17-17-25-42-25-73 0-35 11-61 34-80 23-18 60-28 111-30l75-1v-18c0-27-6-47-17-59-12-12-30-17-55-17s-43 4-54 12c-12 9-19 22-21 41l-58-5c9-61 54-91 134-91 43 0 74 10 96 29 21 19 32 47 32 84v145c0 16 2 29 6 37s13 12 25 12c5 0 11 0 18-2v35c-14 3-28 5-43 5-21 0-36-5-45-16s-15-28-16-51h-2c-14 25-31 43-50 54s-42 16-69 16zM114 306c21 0 39-5 55-14s28-22 37-38c10-16 14-33 14-50v-28l-61 1c-26 1-46 4-60 8-13 5-24 13-31 23-7 11-11 24-11 41 0 18 5 32 15 42s24 15 42 15z">
            <text:p/>
          </draw:path>
          <draw:path draw:style-name="gr1" draw:text-style-name="P1" draw:layer="layout" svg:width="0.167cm" svg:height="0.459cm" svg:x="8.063cm" svg:y="2.674cm" svg:viewBox="0 0 168 460" svg:d="M103 165v295h-56v-295h-47v-41h47v-38c0-30 7-52 20-66 14-13 34-20 62-20 16 0 29 1 39 4v42c-9-1-17-2-24-2-15 0-25 3-31 11-7 7-10 20-10 39v30h65v41z">
            <text:p/>
          </draw:path>
          <draw:path draw:style-name="gr1" draw:text-style-name="P1" draw:layer="layout" svg:width="0.158cm" svg:height="0.341cm" svg:x="8.274cm" svg:y="2.792cm" svg:viewBox="0 0 159 342" svg:d="M2 342v-258c0-23-1-49-2-78h53c1 38 2 61 2 69h1c9-29 20-49 31-59 12-11 28-16 49-16 8 0 15 1 23 3v51c-8-2-18-3-30-3-23 0-41 10-53 30s-18 49-18 86v175z">
            <text:p/>
          </draw:path>
          <draw:path draw:style-name="gr1" draw:text-style-name="P1" draw:layer="layout" svg:width="0.299cm" svg:height="0.347cm" svg:x="8.471cm" svg:y="2.792cm" svg:viewBox="0 0 300 348" svg:d="M300 174c0 59-13 102-39 131s-63 43-112 43-86-15-111-45c-25-29-38-73-38-129 0-116 50-174 150-174 52 0 89 14 114 42 24 29 36 72 36 132zM241 174c0-47-7-80-20-101-14-21-37-32-70-32-32 0-56 11-71 32-14 22-21 55-21 101 0 44 7 77 21 100 15 22 37 33 68 33 33 0 57-11 72-32 14-22 21-55 21-101z">
            <text:p/>
          </draw:path>
          <draw:path draw:style-name="gr1" draw:text-style-name="P1" draw:layer="layout" svg:width="0.444cm" svg:height="0.341cm" svg:x="8.837cm" svg:y="2.792cm" svg:viewBox="0 0 445 342" svg:d="M196 342v-213c0-32-4-55-13-67-9-13-25-19-48-19-24 0-43 9-57 27-14 19-21 44-21 77v195h-55v-264c0-39-1-63-2-72h53c0 1 0 4 0 9 1 4 1 9 1 15s1 17 1 34h1c12-24 26-41 41-50 16-9 35-14 57-14 26 0 46 5 60 15 15 10 25 26 31 49h1c12-23 26-39 42-49 17-10 37-15 60-15 34 0 58 9 74 28 15 18 23 48 23 90v224h-55v-213c0-32-5-55-14-67-8-13-24-19-48-19s-43 9-57 27c-13 18-20 44-20 77v195z">
            <text:p/>
          </draw:path>
          <draw:path draw:style-name="gr1" draw:text-style-name="P1" draw:layer="layout" svg:width="0.444cm" svg:height="0.341cm" svg:x="9.544cm" svg:y="2.792cm" svg:viewBox="0 0 445 342" svg:d="M196 342v-213c0-32-4-55-13-67-9-13-25-19-48-19-24 0-43 9-57 27-14 19-21 44-21 77v195h-55v-264c0-39-1-63-2-72h53c0 1 0 4 0 9 1 4 1 9 1 15s1 17 1 34h1c12-24 26-41 41-50 16-9 35-14 57-14 26 0 46 5 60 15 15 10 25 26 31 49h1c12-23 26-39 42-49 17-10 37-15 60-15 34 0 58 9 74 28 15 18 23 48 23 90v224h-55v-213c0-32-5-55-14-67-8-13-24-19-48-19s-43 9-57 27c-13 18-20 44-20 77v195z">
            <text:p/>
          </draw:path>
          <draw:path draw:style-name="gr1" draw:text-style-name="P1" draw:layer="layout" svg:width="0.325cm" svg:height="0.347cm" svg:x="10.058cm" svg:y="2.792cm" svg:viewBox="0 0 326 348" svg:d="M101 348c-33 0-59-9-76-27-17-17-25-42-25-73 0-35 11-61 34-80 23-18 60-28 111-30l75-1v-18c0-27-6-47-17-59-12-12-30-17-55-17s-43 4-54 12c-12 9-19 22-21 41l-58-5c9-61 54-91 134-91 43 0 74 10 96 29 21 19 32 47 32 84v145c0 16 2 29 6 37s13 12 25 12c5 0 11 0 18-2v35c-14 3-28 5-43 5-21 0-36-5-45-16s-15-28-16-51h-2c-14 25-31 43-50 54s-42 16-69 16zM114 306c21 0 39-5 55-14s28-22 37-38c10-16 14-33 14-50v-28l-61 1c-26 1-46 4-60 8-13 5-24 13-31 23-7 11-11 24-11 41 0 18 5 32 15 42s24 15 42 15z">
            <text:p/>
          </draw:path>
          <draw:path draw:style-name="gr1" draw:text-style-name="P1" draw:layer="layout" svg:width="0.273cm" svg:height="0.347cm" svg:x="10.409cm" svg:y="2.792cm" svg:viewBox="0 0 274 348" svg:d="M58 172c0 45 7 78 21 100 14 21 36 32 64 32 20 0 36-5 50-16 13-11 21-27 24-50l57 4c-5 32-18 58-41 77-24 19-53 29-88 29-47 0-83-15-108-44-25-30-37-73-37-130s12-100 37-129c25-30 61-45 107-45 34 0 63 9 85 27 23 17 37 42 43 73l-57 5c-3-19-11-34-22-45-12-11-29-16-51-16-29 0-51 10-64 29-13 20-20 53-20 99z">
            <text:p/>
          </draw:path>
          <draw:path draw:style-name="gr1" draw:text-style-name="P1" draw:layer="layout" svg:width="0.267cm" svg:height="0.46cm" svg:x="10.744cm" svg:y="2.674cm" svg:viewBox="0 0 268 461" svg:d="M54 182c12-21 27-38 44-48 16-10 38-15 64-15 36 0 63 9 80 27s26 48 26 91v224h-56v-213c0-24-2-41-7-53-4-11-11-20-21-25s-24-8-41-8c-27 0-48 9-63 27-16 18-24 43-24 74v198h-56v-461h56v120c0 13-1 26-1 39-1 14-1 21-2 23z">
            <text:p/>
          </draw:path>
          <draw:path draw:style-name="gr1" draw:text-style-name="P1" draw:layer="layout" svg:width="0.055cm" svg:height="0.46cm" svg:x="11.093cm" svg:y="2.674cm" svg:viewBox="0 0 56 461" svg:d="M0 53v-53h56v53zM0 461v-336h56v336z">
            <text:p/>
          </draw:path>
          <draw:path draw:style-name="gr1" draw:text-style-name="P1" draw:layer="layout" svg:width="0.269cm" svg:height="0.341cm" svg:x="11.233cm" svg:y="2.792cm" svg:viewBox="0 0 270 342" svg:d="M214 342v-213c0-22-3-39-7-51-4-13-11-21-21-27-9-5-23-8-42-8-26 0-48 9-63 28-16 18-23 44-23 76v195h-56v-264c0-39-1-63-2-72h53c0 1 0 4 0 9 1 4 1 9 1 15s1 17 1 34h1c13-24 28-40 45-50 16-9 37-14 62-14 37 0 64 9 81 27 17 19 26 49 26 91v224z">
            <text:p/>
          </draw:path>
          <draw:path draw:style-name="gr1" draw:text-style-name="P1" draw:layer="layout" svg:width="0.297cm" svg:height="0.347cm" svg:x="11.569cm" svg:y="2.792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</draw:g>
        <draw:line draw:style-name="gr2" draw:text-style-name="P2" draw:layer="layout" svg:x1="5.122cm" svg:y1="4.137cm" svg:x2="5.115cm" svg:y2="5.715cm">
          <text:p/>
        </draw:line>
        <draw:frame draw:style-name="gr3" draw:text-style-name="P3" draw:layer="layout" svg:width="5.722cm" svg:height="0.962cm" svg:x="3.845cm" svg:y="5.715cm">
          <draw:text-box>
            <text:p>Input Data to mCP</text:p>
          </draw:text-box>
        </draw:frame>
        <draw:line draw:style-name="gr2" draw:text-style-name="P2" draw:layer="layout" svg:x1="5.115cm" svg:y1="6.677cm" svg:x2="5.115cm" svg:y2="8.255cm">
          <text:p/>
        </draw:line>
        <draw:frame draw:style-name="gr4" draw:text-style-name="P3" draw:layer="layout" svg:width="4.848cm" svg:height="0.962cm" svg:x="3.835cm" svg:y="11.738cm">
          <draw:text-box>
            <text:p>mCP output 1</text:p>
          </draw:text-box>
        </draw:frame>
        <draw:line draw:style-name="gr2" draw:text-style-name="P2" draw:layer="layout" svg:x1="3.845cm" svg:y1="9.277cm" svg:x2="3.835cm" svg:y2="14.498cm">
          <text:p/>
        </draw:line>
        <draw:frame draw:style-name="gr5" draw:text-style-name="P3" draw:layer="layout" svg:width="6.35cm" svg:height="0.962cm" svg:x="3.21cm" svg:y="14.498cm">
          <draw:text-box>
            <text:p>FDR output 1 (ROC)</text:p>
          </draw:text-box>
        </draw:frame>
        <draw:custom-shape draw:style-name="gr6" draw:text-style-name="P4" draw:layer="layout" svg:width="4.975cm" svg:height="1.27cm" svg:x="7.02cm" svg:y="4.137cm">
          <text:p text:style-name="P4">F(x)= input_mCP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6.88cm" svg:height="1.27cm" svg:x="7.02cm" svg:y="6.785cm">
          <text:p text:style-name="P4">F(x)= Complexes_list 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4.985cm" svg:height="1.27cm" svg:x="5.74cm" svg:y="13.335cm">
          <text:p text:style-name="P4">F(x)= mCP_ROC 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4cm" svg:height="0.962cm" svg:x="3.21cm" svg:y="8.255cm">
          <draw:text-box>
            <text:p>List of complexes</text:p>
          </draw:text-box>
        </draw:frame>
        <draw:line draw:style-name="gr2" draw:text-style-name="P2" draw:layer="layout" svg:x1="5.115cm" svg:y1="9.087cm" svg:x2="5.105cm" svg:y2="11.738cm">
          <text:p/>
        </draw:line>
        <draw:custom-shape draw:style-name="gr9" draw:text-style-name="P4" draw:layer="layout" svg:width="6.245cm" svg:height="1.27cm" svg:x="7.02cm" svg:y="9.299cm">
          <text:p text:style-name="P4">F(x)= mCP_Plotter 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0.635cm" svg:height="5.608cm" svg:x="2.675cm" svg:y="8.8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3" draw:layer="layout" svg:width="2.674cm" svg:height="2.308cm" svg:x="0.401cm" svg:y="10.492cm">
          <draw:text-box>
            <text:p>F=0.93 </text:p>
            <text:p>&amp; F=0</text:p>
          </draw:text-box>
        </draw:frame>
        <draw:frame draw:style-name="gr12" draw:text-style-name="P3" draw:layer="layout" svg:width="1.065cm" svg:height="0.962cm" svg:x="5.955cm" svg:y="4.445cm">
          <draw:text-box>
            <text:p>1)</text:p>
          </draw:text-box>
        </draw:frame>
        <draw:frame draw:style-name="gr12" draw:text-style-name="P3" draw:layer="layout" svg:width="1.065cm" svg:height="0.962cm" svg:x="5.956cm" svg:y="6.945cm">
          <draw:text-box>
            <text:p>2)</text:p>
          </draw:text-box>
        </draw:frame>
        <draw:frame draw:style-name="gr12" draw:text-style-name="P3" draw:layer="layout" svg:width="1.065cm" svg:height="0.962cm" svg:x="5.956cm" svg:y="9.345cm">
          <draw:text-box>
            <text:p>3)</text:p>
          </draw:text-box>
        </draw:frame>
        <draw:frame draw:style-name="gr12" draw:text-style-name="P3" draw:layer="layout" svg:width="1.065cm" svg:height="0.962cm" svg:x="4.47cm" svg:y="13.008cm">
          <draw:text-box>
            <text:p>4)</text:p>
          </draw:text-box>
        </draw:frame>
        <draw:line draw:style-name="gr13" draw:text-style-name="P2" draw:layer="layout" svg:x1="13.97cm" svg:y1="2.421cm" svg:x2="14.115cm" svg:y2="15.24cm">
          <text:p/>
        </draw:line>
        <draw:line draw:style-name="gr13" draw:text-style-name="P2" draw:layer="layout" svg:x1="3.175cm" svg:y1="2.421cm" svg:x2="28cm" svg:y2="2.421cm">
          <text:p/>
        </draw:line>
        <draw:custom-shape draw:name="Simple" draw:style-name="gr14" draw:text-style-name="P6" draw:layer="layout" svg:width="2.42cm" svg:height="0.912cm" svg:x="3.295cm" svg:y="1.27cm">
          <text:p text:style-name="P5"><text:span text:style-name="T2">W</text:span><text:span text:style-name="T2">o</text:span><text:span text:style-name="T2">r</text:span><text:span text:style-name="T2">f</text:span><text:span text:style-name="T2">l</text:span><text:span text:style-name="T2">o</text:span><text:span text:style-name="T2">w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Simple_0" draw:style-name="gr15" draw:text-style-name="P6" draw:layer="layout" svg:width="4.545cm" svg:height="1.547cm" svg:x="14.5cm" svg:y="1.628cm">
          <text:p text:style-name="P5"><text:span text:style-name="T2">F</text:span><text:span text:style-name="T2">u</text:span><text:span text:style-name="T2">n</text:span><text:span text:style-name="T2">c</text:span><text:span text:style-name="T2">t</text:span><text:span text:style-name="T2">i</text:span><text:span text:style-name="T2">o</text:span><text:span text:style-name="T2">n</text:span><text:span text:style-name="T2">s</text:span></text:p>
          <text:p text:style-name="P5"><text:span text:style-name="T2"/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2" draw:text-style-name="P3" draw:layer="layout" svg:width="13.452cm" svg:height="1.673cm" svg:x="14.383cm" svg:y="3.407cm">
          <draw:text-box>
            <text:p>input_mCP will take the data and prepare it as</text:p>
            <text:p>An imput to mCP, this one we can work later</text:p>
          </draw:text-box>
        </draw:frame>
        <draw:line draw:style-name="gr13" draw:text-style-name="P2" draw:layer="layout" svg:x1="3.175cm" svg:y1="5.721cm" svg:x2="28cm" svg:y2="5.721cm">
          <text:p/>
        </draw:line>
        <draw:frame draw:style-name="gr16" draw:text-style-name="P3" draw:layer="layout" svg:width="13.722cm" svg:height="3.806cm" svg:x="14.113cm" svg:y="5.715cm">
          <draw:text-box>
            <text:p>Complexes_list: It will take the data and make a list of all plots possible in the experiment in reference to the Corum list.</text:p>
          </draw:text-box>
        </draw:frame>
        <draw:line draw:style-name="gr13" draw:text-style-name="P2" draw:layer="layout" svg:x1="3.21cm" svg:y1="8.321cm" svg:x2="27.835cm" svg:y2="8.275cm">
          <text:p/>
        </draw:line>
        <draw:frame draw:style-name="gr16" draw:text-style-name="P3" draw:layer="layout" svg:width="14.356cm" svg:height="3.806cm" svg:x="14.114cm" svg:y="8.515cm">
          <draw:text-box>
            <text:p>mCP_Plotter: It will take the list and plot all protein Complexes &amp; heatmaps that:</text:p>
            <text:p>1) have more than 2 proteins</text:p>
            <text:p>2) have more than 2 proteins and Pearson correlation&gt;0.93.</text:p>
          </draw:text-box>
        </draw:frame>
        <draw:line draw:style-name="gr13" draw:text-style-name="P2" draw:layer="layout" svg:x1="3.31cm" svg:y1="12.821cm" svg:x2="28cm" svg:y2="12.775cm">
          <text:p/>
        </draw:line>
        <draw:frame draw:style-name="gr12" draw:text-style-name="P3" draw:layer="layout" svg:width="14.349cm" svg:height="2.384cm" svg:x="14.115cm" svg:y="13.115cm">
          <draw:text-box>
            <text:p>mCP_ROC gives FDR analysis by ROC method</text:p>
            <text:p>Take as true positive all complexes in Corum list. </text:p>
            <text:p>I have to work on that</text:p>
          </draw:text-box>
        </draw:frame>
        <draw:frame draw:style-name="gr17" draw:text-style-name="P7" draw:layer="layout" svg:width="5.56cm" svg:height="1.673cm" svg:x="3.895cm" svg:y="3.134cm">
          <draw:text-box>
            <text:p><text:s/>2) Corum list</text:p>
          </draw:text-box>
        </draw:frame>
        <draw:frame draw:style-name="gr12" draw:text-style-name="P3" draw:layer="layout" svg:width="1.065cm" svg:height="0.962cm" svg:x="4.056cm" svg:y="2.445cm">
          <draw:text-box>
            <text:p>1)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1T17:21:57.155987905</meta:creation-date>
    <dc:date>2022-05-01T18:06:36.472634352</dc:date>
    <meta:editing-duration>PT52S</meta:editing-duration>
    <meta:editing-cycles>1</meta:editing-cycles>
    <meta:document-statistic meta:object-count="76"/>
    <meta:generator>LibreOffice/7.1.3.2$Linux_X86_64 LibreOffice_project/10$Build-2</meta:generator>
  </office:meta>
</office:document-meta>
</file>